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C84423447AB95B846B.jpg" manifest:media-type="image/jpeg"/>
  <manifest:file-entry manifest:full-path="Pictures/1000000000000285000001ACE5379A96B006FFFE.jpg" manifest:media-type="image/jpeg"/>
  <manifest:file-entry manifest:full-path="Pictures/1000000000000286000001B0326025B535FDB4F9.jpg" manifest:media-type="image/jpeg"/>
  <manifest:file-entry manifest:full-path="Pictures/100000000000077F0000040E6D1539B187F70A9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4.962cm" svg:y="0.379cm" svg:width="6.615cm" svg:height="5.292cm" draw:z-index="0"><draw:image xlink:href="Pictures/10000000000000FA000000C84423447AB95B846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166cm" svg:y="0.416cm" svg:width="17cm" svg:height="11.28cm" draw:z-index="1"><draw:image xlink:href="Pictures/1000000000000285000001ACE5379A96B006FFF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0.034cm" svg:y="-0.138cm" svg:width="17cm" svg:height="11.368cm" draw:z-index="2"><draw:image xlink:href="Pictures/1000000000000286000001B0326025B535FDB4F9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162cm" svg:y="0.132cm" svg:width="17cm" svg:height="9.195cm" draw:z-index="3"><draw:image xlink:href="Pictures/100000000000077F0000040E6D1539B187F70A9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1:05:56.131000000</meta:creation-date>
    <dc:date>2023-12-15T11:09:30.678000000</dc:date>
    <meta:editing-duration>PT3M35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